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1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erif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Inspir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 G G G A G  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A X B B G 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G G B B G G</text:p>
          </table:table-cell>
          <table:table-cell table:number-columns-repeated="2" office:value-type="string" calcext:value-type="string">
            <text:p>G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G G B B A G</text:p>
          </table:table-cell>
          <table:table-cell table:number-columns-repeated="2" office:value-type="string" calcext:value-type="string">
            <text:p>G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G G G G G G </text:p>
          </table:table-cell>
          <table:table-cell table:number-columns-repeated="6"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Crix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B A B B A A 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A B B B A A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A A B B B A</text:p>
          </table:table-cell>
          <table:table-cell table:number-columns-repeated="2" office:value-type="string" calcext:value-type="string">
            <text:p>A</text:p>
          </table:table-cell>
          <table:table-cell table:number-columns-repeated="3" office:value-type="string" calcext:value-type="string">
            <text:p>B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Vip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 B A G X X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 B G B G 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G A B X X X 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 B B B G G </text:p>
          </table:table-cell>
          <table:table-cell office:value-type="string" calcext:value-type="string">
            <text:p>G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G G B B G B</text:p>
          </table:table-cell>
          <table:table-cell table:number-columns-repeated="2" office:value-type="string" calcext:value-type="string">
            <text:p>G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luster Hor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 G B A G 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B A G B A 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G B A G B 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Prado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BABBA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BGBBG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BABBG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BBBBGB</text:p>
          </table:table-cell>
          <table:table-cell table:number-columns-repeated="4" office:value-type="string" calcext:value-type="string">
            <text:p>B</text:p>
          </table:table-cell>
          <table:table-cell table:number-columns-repeated="2"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BBGGGB</text:p>
          </table:table-cell>
          <table:table-cell table:number-columns-repeated="2" office:value-type="string" calcext:value-type="string">
            <text:p>B</text:p>
          </table:table-cell>
          <table:table-cell table:number-columns-repeated="3" office:value-type="string" calcext:value-type="string">
            <text:p>G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BBGGBB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string" calcext:value-type="string">
            <text:p>G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BBBABB</text:p>
          </table:table-cell>
          <table:table-cell table:number-columns-repeated="3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Insanit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BBAA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ABBA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ABBABA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AABGBA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AABBBA</text:p>
          </table:table-cell>
          <table:table-cell table:number-columns-repeated="2" office:value-type="string" calcext:value-type="string">
            <text:p>A</text:p>
          </table:table-cell>
          <table:table-cell table:number-columns-repeated="3" office:value-type="string" calcext:value-type="string">
            <text:p>B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ABBB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B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shbi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BBAA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AAAGA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AAAAAB</text:p>
          </table:table-cell>
          <table:table-cell table:number-columns-repeated="5"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AABAAG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BAAAAA</text:p>
          </table:table-cell>
          <table:table-cell office:value-type="string" calcext:value-type="string">
            <text:p>B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Swind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BABG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GBGBBG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GGBBGB</text:p>
          </table:table-cell>
          <table:table-cell table:number-columns-repeated="2" office:value-type="string" calcext:value-type="string">
            <text:p>G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GBBBGG</text:p>
          </table:table-cell>
          <table:table-cell office:value-type="string" calcext:value-type="string">
            <text:p>G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GBGBG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Exe Hor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GBA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GBAGB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GABGA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AGBAG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BAGGB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AGBG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7T17:32:26.346000000</meta:creation-date>
    <dc:date>2019-01-07T22:39:04.992000000</dc:date>
    <meta:editing-duration>PT1H25M1S</meta:editing-duration>
    <meta:editing-cycles>2</meta:editing-cycles>
    <meta:generator>LibreOffice/5.2.0.4$Windows_x86 LibreOffice_project/066b007f5ebcc236395c7d282ba488bca6720265</meta:generator>
    <meta:document-statistic meta:table-count="3" meta:cell-count="330" meta:object-count="0"/>
  </office:meta>
</office:document-meta>
</file>